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1pt" style:font-name-asian="WenQuanYi Micro Hei" style:font-size-asian="11pt" style:font-name-complex="Lohit Hindi" style:font-size-complex="11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-asian="WenQuanYi Micro Hei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16" table:number-rows-spanned="1">
            <text:p>Results of experiments with convolutional rectified linear units ordered by validation accuracy (one convrectlinea + one softmax)</text:p>
          </table:table-cell>
          <table:covered-table-cell table:number-columns-repeated="15" table:style-name="ce4"/>
          <table:table-cell table:style-name="ce4"/>
        </table:table-row>
        <table:table-row table:style-name="ro2">
          <table:table-cell table:style-name="ce2" office:value-type="string">
            <text:p>Optimum epoch</text:p>
          </table:table-cell>
          <table:table-cell table:style-name="ce2" office:value-type="string">
            <text:p>Experiment end epoch</text:p>
          </table:table-cell>
          <table:table-cell table:style-name="ce2" office:value-type="string">
            <text:p>Optimum valid accuracy</text:p>
          </table:table-cell>
          <table:table-cell table:style-name="ce2" office:value-type="string">
            <text:p>Final accuracy</text:p>
          </table:table-cell>
          <table:table-cell table:style-name="ce2" office:value-type="string">
            <text:p>Train error at optimum</text:p>
          </table:table-cell>
          <table:table-cell table:style-name="ce2" office:value-type="string">
            <text:p>Batch size</text:p>
          </table:table-cell>
          <table:table-cell table:style-name="ce2" office:value-type="string">
            <text:p>momentum</text:p>
          </table:table-cell>
          <table:table-cell table:style-name="ce2" office:value-type="string">
            <text:p>Learning rate</text:p>
          </table:table-cell>
          <table:table-cell table:style-name="ce2" office:value-type="string">
            <text:p>Output channels</text:p>
          </table:table-cell>
          <table:table-cell table:style-name="ce2" office:value-type="string">
            <text:p>Kernel width</text:p>
          </table:table-cell>
          <table:table-cell table:style-name="ce2" office:value-type="string">
            <text:p>Pool width</text:p>
          </table:table-cell>
          <table:table-cell table:style-name="ce2" office:value-type="string">
            <text:p>Pool stride</text:p>
          </table:table-cell>
          <table:table-cell table:style-name="ce2" office:value-type="string">
            <text:p>Max kernel norm</text:p>
          </table:table-cell>
          <table:table-cell table:style-name="ce2" office:value-type="string">
            <text:p>Dropout prob</text:p>
          </table:table-cell>
          <table:table-cell table:style-name="ce2" office:value-type="string">
            <text:p>Init class</text:p>
          </table:table-cell>
          <table:table-cell table:style-name="ce2" office:value-type="string">
            <text:p>Init range</text:p>
          </table:table-cell>
          <table:table-cell table:style-name="ce2" office:value-type="string">
            <text:p>cost_des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91406">
            <text:p>0.691406</text:p>
          </table:table-cell>
          <table:table-cell office:value-type="float" office:value="0.542969">
            <text:p>0.542969</text:p>
          </table:table-cell>
          <table:table-cell office:value-type="float" office:value="0.274554">
            <text:p>0.274554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91406">
            <text:p>0.691406</text:p>
          </table:table-cell>
          <table:table-cell office:value-type="float" office:value="0.542969">
            <text:p>0.542969</text:p>
          </table:table-cell>
          <table:table-cell office:value-type="float" office:value="0.274554">
            <text:p>0.274554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91406">
            <text:p>0.691406</text:p>
          </table:table-cell>
          <table:table-cell office:value-type="float" office:value="0.542969">
            <text:p>0.542969</text:p>
          </table:table-cell>
          <table:table-cell office:value-type="float" office:value="0.274554">
            <text:p>0.274554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9453">
            <text:p>0.689453</text:p>
          </table:table-cell>
          <table:table-cell office:value-type="float" office:value="0.523438">
            <text:p>0.523438</text:p>
          </table:table-cell>
          <table:table-cell office:value-type="float" office:value="0.282087">
            <text:p>0.282087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9453">
            <text:p>0.689453</text:p>
          </table:table-cell>
          <table:table-cell office:value-type="float" office:value="0.523438">
            <text:p>0.523438</text:p>
          </table:table-cell>
          <table:table-cell office:value-type="float" office:value="0.282087">
            <text:p>0.282087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9453">
            <text:p>0.689453</text:p>
          </table:table-cell>
          <table:table-cell office:value-type="float" office:value="0.523438">
            <text:p>0.523438</text:p>
          </table:table-cell>
          <table:table-cell office:value-type="float" office:value="0.282087">
            <text:p>0.282087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1641">
            <text:p>0.681641</text:p>
          </table:table-cell>
          <table:table-cell office:value-type="float" office:value="0.492188">
            <text:p>0.492188</text:p>
          </table:table-cell>
          <table:table-cell office:value-type="float" office:value="0.289342">
            <text:p>0.289342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1641">
            <text:p>0.681641</text:p>
          </table:table-cell>
          <table:table-cell office:value-type="float" office:value="0.492188">
            <text:p>0.492188</text:p>
          </table:table-cell>
          <table:table-cell office:value-type="float" office:value="0.289342">
            <text:p>0.289342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81641">
            <text:p>0.681641</text:p>
          </table:table-cell>
          <table:table-cell office:value-type="float" office:value="0.492188">
            <text:p>0.492188</text:p>
          </table:table-cell>
          <table:table-cell office:value-type="float" office:value="0.289342">
            <text:p>0.289342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0.675781">
            <text:p>0.675781</text:p>
          </table:table-cell>
          <table:table-cell office:value-type="float" office:value="0.59375">
            <text:p>0.59375</text:p>
          </table:table-cell>
          <table:table-cell office:value-type="float" office:value="0.285435">
            <text:p>0.285435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0.675781">
            <text:p>0.675781</text:p>
          </table:table-cell>
          <table:table-cell office:value-type="float" office:value="0.59375">
            <text:p>0.59375</text:p>
          </table:table-cell>
          <table:table-cell office:value-type="float" office:value="0.285435">
            <text:p>0.285435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0.658203">
            <text:p>0.658203</text:p>
          </table:table-cell>
          <table:table-cell office:value-type="float" office:value="0.609375">
            <text:p>0.609375</text:p>
          </table:table-cell>
          <table:table-cell office:value-type="float" office:value="0.291574">
            <text:p>0.29157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0.658203">
            <text:p>0.658203</text:p>
          </table:table-cell>
          <table:table-cell office:value-type="float" office:value="0.609375">
            <text:p>0.609375</text:p>
          </table:table-cell>
          <table:table-cell office:value-type="float" office:value="0.291574">
            <text:p>0.29157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0.658203">
            <text:p>0.658203</text:p>
          </table:table-cell>
          <table:table-cell office:value-type="float" office:value="0.609375">
            <text:p>0.609375</text:p>
          </table:table-cell>
          <table:table-cell office:value-type="float" office:value="0.291574">
            <text:p>0.29157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0.658203">
            <text:p>0.658203</text:p>
          </table:table-cell>
          <table:table-cell office:value-type="float" office:value="0.59375">
            <text:p>0.59375</text:p>
          </table:table-cell>
          <table:table-cell office:value-type="float" office:value="0.266741">
            <text:p>0.266741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0.658203">
            <text:p>0.658203</text:p>
          </table:table-cell>
          <table:table-cell office:value-type="float" office:value="0.59375">
            <text:p>0.59375</text:p>
          </table:table-cell>
          <table:table-cell office:value-type="float" office:value="0.266741">
            <text:p>0.266741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2344">
            <text:p>0.652344</text:p>
          </table:table-cell>
          <table:table-cell office:value-type="float" office:value="0.583984">
            <text:p>0.583984</text:p>
          </table:table-cell>
          <table:table-cell office:value-type="float" office:value="0.304129">
            <text:p>0.30412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2344">
            <text:p>0.652344</text:p>
          </table:table-cell>
          <table:table-cell office:value-type="float" office:value="0.583984">
            <text:p>0.583984</text:p>
          </table:table-cell>
          <table:table-cell office:value-type="float" office:value="0.304129">
            <text:p>0.30412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2344">
            <text:p>0.652344</text:p>
          </table:table-cell>
          <table:table-cell office:value-type="float" office:value="0.583984">
            <text:p>0.583984</text:p>
          </table:table-cell>
          <table:table-cell office:value-type="float" office:value="0.304129">
            <text:p>0.30412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0.650391">
            <text:p>0.650391</text:p>
          </table:table-cell>
          <table:table-cell office:value-type="float" office:value="0.546875">
            <text:p>0.546875</text:p>
          </table:table-cell>
          <table:table-cell office:value-type="float" office:value="0.265625">
            <text:p>0.265625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0391">
            <text:p>0.650391</text:p>
          </table:table-cell>
          <table:table-cell office:value-type="float" office:value="0.578125">
            <text:p>0.578125</text:p>
          </table:table-cell>
          <table:table-cell office:value-type="float" office:value="0.308594">
            <text:p>0.30859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0391">
            <text:p>0.650391</text:p>
          </table:table-cell>
          <table:table-cell office:value-type="float" office:value="0.578125">
            <text:p>0.578125</text:p>
          </table:table-cell>
          <table:table-cell office:value-type="float" office:value="0.308594">
            <text:p>0.30859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0.650391">
            <text:p>0.650391</text:p>
          </table:table-cell>
          <table:table-cell office:value-type="float" office:value="0.578125">
            <text:p>0.578125</text:p>
          </table:table-cell>
          <table:table-cell office:value-type="float" office:value="0.308594">
            <text:p>0.30859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0.648438">
            <text:p>0.648438</text:p>
          </table:table-cell>
          <table:table-cell office:value-type="float" office:value="0.621094">
            <text:p>0.621094</text:p>
          </table:table-cell>
          <table:table-cell office:value-type="float" office:value="0.290179">
            <text:p>0.29017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0.648438">
            <text:p>0.648438</text:p>
          </table:table-cell>
          <table:table-cell office:value-type="float" office:value="0.621094">
            <text:p>0.621094</text:p>
          </table:table-cell>
          <table:table-cell office:value-type="float" office:value="0.290179">
            <text:p>0.29017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40625">
            <text:p>0.640625</text:p>
          </table:table-cell>
          <table:table-cell office:value-type="float" office:value="0.460938">
            <text:p>0.460938</text:p>
          </table:table-cell>
          <table:table-cell office:value-type="float" office:value="0.332868">
            <text:p>0.332868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0.640625">
            <text:p>0.640625</text:p>
          </table:table-cell>
          <table:table-cell office:value-type="float" office:value="0.501953">
            <text:p>0.501953</text:p>
          </table:table-cell>
          <table:table-cell office:value-type="float" office:value="0.299944">
            <text:p>0.299944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0.638672">
            <text:p>0.638672</text:p>
          </table:table-cell>
          <table:table-cell office:value-type="float" office:value="0.623047">
            <text:p>0.623047</text:p>
          </table:table-cell>
          <table:table-cell office:value-type="float" office:value="0.335379">
            <text:p>0.335379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638672">
            <text:p>0.638672</text:p>
          </table:table-cell>
          <table:table-cell office:value-type="float" office:value="0.443359">
            <text:p>0.443359</text:p>
          </table:table-cell>
          <table:table-cell office:value-type="float" office:value="0.339286">
            <text:p>0.339286</text:p>
          </table:table-cell>
          <table:table-cell office:value-type="float" office:value="16">
            <text:p>16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0.638672">
            <text:p>0.638672</text:p>
          </table:table-cell>
          <table:table-cell office:value-type="float" office:value="0.570312">
            <text:p>0.570312</text:p>
          </table:table-cell>
          <table:table-cell office:value-type="float" office:value="0.327009">
            <text:p>0.327009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0.636719">
            <text:p>0.636719</text:p>
          </table:table-cell>
          <table:table-cell office:value-type="float" office:value="0.558594">
            <text:p>0.558594</text:p>
          </table:table-cell>
          <table:table-cell office:value-type="float" office:value="0.333705">
            <text:p>0.333705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0.636719">
            <text:p>0.636719</text:p>
          </table:table-cell>
          <table:table-cell office:value-type="float" office:value="0.601562">
            <text:p>0.601562</text:p>
          </table:table-cell>
          <table:table-cell office:value-type="float" office:value="0.291574">
            <text:p>0.291574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0.632812">
            <text:p>0.632812</text:p>
          </table:table-cell>
          <table:table-cell office:value-type="float" office:value="0.5625">
            <text:p>0.5625</text:p>
          </table:table-cell>
          <table:table-cell office:value-type="float" office:value="0.340123">
            <text:p>0.340123</text:p>
          </table:table-cell>
          <table:table-cell office:value-type="float" office:value="64">
            <text:p>64</text:p>
          </table:table-cell>
          <table:table-cell office:value-type="float" office:value="0.99">
            <text:p>0.99</text:p>
          </table:table-cell>
          <table:table-cell office:value-type="float" office:value="0.001">
            <text:p>0.0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5">
            <text:p>0.001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0.613281">
            <text:p>0.613281</text:p>
          </table:table-cell>
          <table:table-cell office:value-type="float" office:value="0.601562">
            <text:p>0.601562</text:p>
          </table:table-cell>
          <table:table-cell office:value-type="float" office:value="0.348214">
            <text:p>0.348214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0.599609">
            <text:p>0.599609</text:p>
          </table:table-cell>
          <table:table-cell office:value-type="float" office:value="0.587891">
            <text:p>0.587891</text:p>
          </table:table-cell>
          <table:table-cell office:value-type="float" office:value="0.364676">
            <text:p>0.36467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0.34375">
            <text:p>0.34375</text:p>
          </table:table-cell>
          <table:table-cell office:value-type="float" office:value="0.330078">
            <text:p>0.330078</text:p>
          </table:table-cell>
          <table:table-cell office:value-type="float" office:value="0.669364">
            <text:p>0.669364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0.34375">
            <text:p>0.34375</text:p>
          </table:table-cell>
          <table:table-cell office:value-type="float" office:value="0.330078">
            <text:p>0.330078</text:p>
          </table:table-cell>
          <table:table-cell office:value-type="float" office:value="0.669364">
            <text:p>0.669364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341797">
            <text:p>0.341797</text:p>
          </table:table-cell>
          <table:table-cell office:value-type="float" office:value="0.330078">
            <text:p>0.330078</text:p>
          </table:table-cell>
          <table:table-cell office:value-type="float" office:value="0.666853">
            <text:p>0.666853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0.341797">
            <text:p>0.341797</text:p>
          </table:table-cell>
          <table:table-cell office:value-type="float" office:value="0.320312">
            <text:p>0.320312</text:p>
          </table:table-cell>
          <table:table-cell office:value-type="float" office:value="0.667969">
            <text:p>0.667969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7">
            <text:p>137</text:p>
          </table:table-cell>
          <table:table-cell office:value-type="float" office:value="0.341797">
            <text:p>0.341797</text:p>
          </table:table-cell>
          <table:table-cell office:value-type="float" office:value="0.316406">
            <text:p>0.316406</text:p>
          </table:table-cell>
          <table:table-cell office:value-type="float" office:value="0.671875">
            <text:p>0.671875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4">
            <text:p>134</text:p>
          </table:table-cell>
          <table:table-cell office:value-type="float" office:value="0.341797">
            <text:p>0.341797</text:p>
          </table:table-cell>
          <table:table-cell office:value-type="float" office:value="0.316406">
            <text:p>0.316406</text:p>
          </table:table-cell>
          <table:table-cell office:value-type="float" office:value="0.671875">
            <text:p>0.671875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.316406">
            <text:p>0.316406</text:p>
          </table:table-cell>
          <table:table-cell office:value-type="float" office:value="0.688337">
            <text:p>0.688337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office:value-type="float" office:value="0.0001">
            <text:p>0.0001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01">
            <text:p>0.0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8">
            <text:p>0.98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300781">
            <text:p>0.300781</text:p>
          </table:table-cell>
          <table:table-cell office:value-type="float" office:value="0.714286">
            <text:p>0.714286</text:p>
          </table:table-cell>
          <table:table-cell office:value-type="float" office:value="64">
            <text:p>64</text:p>
          </table:table-cell>
          <table:table-cell office:value-type="float" office:value="0.9">
            <text:p>0.9</text:p>
          </table:table-cell>
          <table:table-cell table:style-name="ce5" office:value-type="string">
            <text:p>1e-05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uniformconv2d</text:p>
          </table:table-cell>
          <table:table-cell office:value-type="float" office:value="0.05">
            <text:p>0.05</text:p>
          </table:table-cell>
          <table:table-cell office:value-type="float" office:value="0.0001">
            <text:p>0.0001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table:number-columns-spanned="17" table:number-rows-spanned="1">
            <text:p>SQL Query used to generate above table</text:p>
          </table:table-cell>
          <table:covered-table-cell table:number-columns-repeated="6"/>
          <table:covered-table-cell table:style-name="ce1"/>
          <table:covered-table-cell table:number-columns-repeated="9"/>
        </table:table-row>
        <table:table-row table:style-name="ro1">
          <table:table-cell table:style-name="ce3" office:value-type="string" table:number-columns-spanned="17" table:number-rows-spanned="29">
            <text:p><text:span text:style-name="T1">SELECT </text:span><text:span text:style-name="T1"><text:tab/></text:span><text:span text:style-name="T1">b.epoch_count AS epoch, j.epoch_count AS end, b.channel_value AS accuracy, j.channel_value AS final_accuracy, </text:span></text:p>
            <text:p><text:span text:style-name="T1"><text:tab/></text:span><text:span text:style-name="T1">k.channel_value AS train_error, a.batch_size, g.init_momentum, g.learning_rate, d.layer_name, d.output_channels,</text:span></text:p>
            <text:p><text:span text:style-name="T1"><text:tab/></text:span><text:span text:style-name="T1">d.kernel_shape, d.pool_shape, d.pool_stride, d.max_kernel_norm, d.dropout_prob, l.init_class, l.init_range,</text:span></text:p>
            <text:p><text:span text:style-name="T1"><text:tab/></text:span><text:span text:style-name="T1">/*e.layer_class, e.dim, e.dropout_prob,*/ h.cost_desc, a.config_id, a.model_id, a.ext_id, a.train_id, c.input_layer_id</text:span></text:p>
            <text:p><text:span text:style-name="T1">FROM </text:span><text:span text:style-name="T1"><text:tab/></text:span><text:span text:style-name="T1">hps.config AS a, hps.model_mlp AS c, hps.layer_convrectifiedlinear AS d, /*hps.layer AS e,*/ hps.mlp_graph AS f, </text:span></text:p>
            <text:p><text:span text:style-name="T1"><text:tab/></text:span><text:span text:style-name="T1">hps.train_stochasticGradientDescent AS g, hps.cost AS h,</text:span></text:p>
            <text:p><text:span text:style-name="T1"><text:tab/></text:span><text:span text:style-name="T1">(</text:span></text:p>
            <text:p><text:span text:style-name="T1"><text:tab/></text:span><text:span text:style-name="T1"><text:tab/></text:span><text:span text:style-name="T1">SELECT config_id, epoch_count, channel_value, rank()</text:span></text:p>
            <text:p><text:span text:style-name="T1"><text:tab/></text:span><text:span text:style-name="T1"><text:tab/></text:span><text:span text:style-name="T1"><text:tab/></text:span><text:span text:style-name="T1">OVER (PARTITION BY config_id ORDER BY channel_value DESC, epoch_count ASC)</text:span></text:p>
            <text:p><text:span text:style-name="T1"><text:tab/></text:span><text:span text:style-name="T1"><text:tab/></text:span><text:span text:style-name="T1">FROM hps.training_log</text:span></text:p>
            <text:p><text:span text:style-name="T1"><text:tab/></text:span><text:span text:style-name="T1"><text:tab/></text:span><text:span text:style-name="T1">WHERE channel_name = 'Validation Classification Accuracy'</text:span></text:p>
            <text:p><text:span text:style-name="T1"><text:tab/></text:span><text:span text:style-name="T1">) AS b, </text:span></text:p>
            <text:p><text:span text:style-name="T1"><text:tab/></text:span><text:span text:style-name="T1">(</text:span></text:p>
            <text:p><text:span text:style-name="T1"><text:tab/></text:span><text:span text:style-name="T1"><text:tab/></text:span><text:span text:style-name="T1">SELECT config_id, epoch_count, channel_value, rank()</text:span></text:p>
            <text:p><text:span text:style-name="T1"><text:tab/></text:span><text:span text:style-name="T1"><text:tab/></text:span><text:span text:style-name="T1"><text:tab/></text:span><text:span text:style-name="T1">OVER (PARTITION BY config_id ORDER BY epoch_count DESC)</text:span></text:p>
            <text:p><text:span text:style-name="T1"><text:tab/></text:span><text:span text:style-name="T1"><text:tab/></text:span><text:span text:style-name="T1">FROM hps.training_log</text:span></text:p>
            <text:p><text:span text:style-name="T1"><text:tab/></text:span><text:span text:style-name="T1"><text:tab/></text:span><text:span text:style-name="T1">WHERE channel_name = 'Validation Classification Accuracy'</text:span></text:p>
            <text:p><text:span text:style-name="T1"><text:tab/></text:span><text:span text:style-name="T1">) AS j, hps.training_log AS k, hps.init_uniformconv2d AS l</text:span></text:p>
            <text:p><text:span text:style-name="T1">WHERE c.model_id = a.model_id AND d.init_id = l.init_id</text:span></text:p>
            <text:p><text:span text:style-name="T1"><text:tab/></text:span><text:span text:style-name="T1">AND c.input_layer_id = d.layer_id AND (c.model_id, c.input_layer_id) = (f.model_id, f.input_layer_id)</text:span></text:p>
            <text:p><text:span text:style-name="T1"><text:tab/></text:span><text:span text:style-name="T1">/*AND f.output_layer_id = e.layer_id */AND a.train_id = g.train_id AND g.cost_id = h.cost_id</text:span></text:p>
            <text:p><text:span text:style-name="T1"><text:tab/></text:span><text:span text:style-name="T1">AND a.config_id = b.config_id AND b.rank = 1 <text:s/></text:span></text:p>
            <text:p><text:span text:style-name="T1"><text:tab/></text:span><text:span text:style-name="T1">AND a.config_id = k.config_id AND k.channel_name = 'train_output_misclass' AND k.epoch_count = b.epoch_count </text:span></text:p>
            <text:p><text:span text:style-name="T1"><text:tab/></text:span><text:span text:style-name="T1">AND a.config_id = j.config_id AND j.rank = 1</text:span></text:p>
            <text:p><text:span text:style-name="T1"><text:tab/></text:span><text:span text:style-name="T1">--AND experiment_id = 8</text:span></text:p>
            <text:p><text:span text:style-name="T1"><text:tab/></text:span><text:span text:style-name="T1">AND dataset_id = 1</text:span></text:p>
            <text:p><text:span text:style-name="T1">ORDER BY accuracy DESC</text:span></text:p>
          </table:table-cell>
          <table:covered-table-cell table:number-columns-repeated="6"/>
          <table:covered-table-cell table:style-name="ce6" office:value-type="string">
            <text:p>SELECT <text:tab/>b.epoch_count AS epoch, j.epoch_count AS end, b.channel_value AS accuracy, j.channel_value AS final_accuracy, </text:p>
            <text:p><text:tab/>k.channel_value AS train_error, a.batch_size, g.init_momentum, g.learning_rate, d.layer_name, d.output_channels,</text:p>
            <text:p><text:tab/>d.kernel_shape, d.pool_shape, d.pool_stride, d.max_kernel_norm, d.dropout_prob, l.init_class, l.init_range,</text:p>
            <text:p><text:tab/>/*e.layer_class, e.dim, e.dropout_prob,*/ h.cost_desc, a.config_id, a.model_id, a.ext_id, a.train_id, c.input_layer_id</text:p>
            <text:p>FROM <text:tab/>hps.config AS a, hps.model_mlp AS c, hps.layer_convrectifiedlinear AS d, /*hps.layer AS e,*/ hps.mlp_graph AS f, </text:p>
            <text:p><text:tab/>hps.train_stochasticGradientDescent AS g, hps.cost AS h,</text:p>
            <text:p><text:tab/>(</text:p>
            <text:p><text:tab/><text:tab/>SELECT config_id, epoch_count, channel_value, rank()</text:p>
            <text:p><text:tab/><text:tab/><text:tab/>OVER (PARTITION BY config_id ORDER BY channel_value DESC, epoch_count ASC)</text:p>
            <text:p><text:tab/><text:tab/>FROM hps.training_log</text:p>
            <text:p><text:tab/><text:tab/>WHERE channel_name = 'Validation Classification Accuracy'</text:p>
            <text:p><text:tab/>) AS b, </text:p>
            <text:p><text:tab/>(</text:p>
            <text:p><text:tab/><text:tab/>SELECT config_id, epoch_count, channel_value, rank()</text:p>
            <text:p><text:tab/><text:tab/><text:tab/>OVER (PARTITION BY config_id ORDER BY epoch_count DESC)</text:p>
            <text:p><text:tab/><text:tab/>FROM hps.training_log</text:p>
            <text:p><text:tab/><text:tab/>WHERE channel_name = 'Validation Classification Accuracy'</text:p>
            <text:p><text:tab/>) AS j, hps.training_log AS k, hps.init_uniformconv2d AS l</text:p>
            <text:p>WHERE c.model_id = a.model_id AND d.init_id = l.init_id</text:p>
            <text:p><text:tab/>AND c.input_layer_id = d.layer_id AND (c.model_id, c.input_layer_id) = (f.model_id, f.input_layer_id)</text:p>
            <text:p><text:tab/>/*AND f.output_layer_id = e.layer_id */AND a.train_id = g.train_id AND g.cost_id = h.cost_id</text:p>
            <text:p><text:tab/>AND a.config_id = b.config_id AND b.rank = 1 <text:s/></text:p>
            <text:p><text:tab/>AND a.config_id = k.config_id AND k.channel_name = 'train_output_misclass' AND k.epoch_count = b.epoch_count </text:p>
            <text:p><text:tab/>AND a.config_id = j.config_id AND j.rank = 1</text:p>
            <text:p><text:tab/>--AND experiment_id = 8</text:p>
            <text:p><text:tab/>AND dataset_id = 1</text:p>
            <text:p>ORDER BY accuracy DESC</text:p>
          </table:covered-table-cell>
          <table:covered-table-cell table:number-columns-repeated="9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 table:number-rows-repeated="104846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5T09:50:19</dc:date>
    <dc:creator>Nicholas Leonard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364" meta:object-count="0"/>
  </office:meta>
</office:document-meta>
</file>